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-cost-climbing-stairs/" text:style-name="Internet_20_link" text:visited-style-name="Visited_20_Internet_20_Link"><text:span text:style-name="T1">746. Min Cost Climbing Stairs</text:span></text:a></text:p>
      <text:section text:style-name="Sect1" text:name="headlessui-popover-button-:r22:">
        <text:p text:style-name="Standard"/>
      </text:section>
      <text:section text:style-name="Sect1" text:name="headlessui-popover-button-:r12:">
        <text:p text:style-name="Standard"/>
      </text:section>
      <text:p text:style-name="P4">Easy</text:p>
      <text:p text:style-name="P4">10.6K</text:p>
      <text:p text:style-name="P4">1.6K</text:p>
      <text:section text:style-name="Sect1" text:name="headlessui-popover-button-:r16:">
        <text:p text:style-name="Standard"/>
      </text:section>
      <text:section text:style-name="Sect1" text:name="headlessui-popover-button-:r18:">
        <text:p text:style-name="Standard"/>
      </text:section>
      <text:p text:style-name="P5">Companies</text:p>
      <text:p text:style-name="P6"><text:span text:style-name="T1">You are given an integer array </text:span><text:span text:style-name="Source_20_Text"><text:span text:style-name="T2">cost</text:span></text:span><text:span text:style-name="T1"> where </text:span><text:span text:style-name="Source_20_Text"><text:span text:style-name="T2">cost[i]</text:span></text:span><text:span text:style-name="T1"> is the cost of </text:span><text:span text:style-name="Source_20_Text"><text:span text:style-name="T2">i</text:span></text:span><text:span text:style-name="Source_20_Text"><text:span text:style-name="T1">th</text:span></text:span><text:span text:style-name="T1"> step on a staircase. Once you pay the cost, you can either climb one or two steps.</text:span></text:p>
      <text:p text:style-name="P6"><text:span text:style-name="T1">You can either start from the step with index </text:span><text:span text:style-name="Source_20_Text"><text:span text:style-name="T2">0</text:span></text:span><text:span text:style-name="T1">, or the step with index </text:span><text:span text:style-name="Source_20_Text"><text:span text:style-name="T2">1</text:span></text:span><text:span text:style-name="T1">.</text:span></text:p>
      <text:p text:style-name="P6"><text:span text:style-name="T1">Return </text:span><text:span text:style-name="Emphasis"><text:span text:style-name="T1">the minimum cost to reach the top of the floor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cost = [10,</text:span><text:span text:style-name="T3">15</text:span><text:span text:style-name="T1">,20]</text:span></text:p>
      <text:p text:style-name="P3"><text:span text:style-name="Strong_20_Emphasis"><text:span text:style-name="T1">Output:</text:span></text:span><text:span text:style-name="T1"> 15</text:span></text:p>
      <text:p text:style-name="P3"><text:span text:style-name="Strong_20_Emphasis"><text:span text:style-name="T1">Explanation:</text:span></text:span><text:span text:style-name="T1"> You will start at index 1.</text:span></text:p>
      <text:p text:style-name="P2">- Pay 15 and climb two steps to reach the top.</text:p>
      <text:p text:style-name="P1">The total cost is 15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cost = [</text:span><text:span text:style-name="T3">1</text:span><text:span text:style-name="T1">,100,</text:span><text:span text:style-name="T3">1</text:span><text:span text:style-name="T1">,1,</text:span><text:span text:style-name="T3">1</text:span><text:span text:style-name="T1">,100,</text:span><text:span text:style-name="T3">1</text:span><text:span text:style-name="T1">,</text:span><text:span text:style-name="T3">1</text:span><text:span text:style-name="T1">,100,</text:span><text:span text:style-name="T3">1</text:span><text:span text:style-name="T1">]</text:span></text:p>
      <text:p text:style-name="P3"><text:span text:style-name="Strong_20_Emphasis"><text:span text:style-name="T1">Output:</text:span></text:span><text:span text:style-name="T1"> 6</text:span></text:p>
      <text:p text:style-name="P3"><text:span text:style-name="Strong_20_Emphasis"><text:span text:style-name="T1">Explanation:</text:span></text:span><text:span text:style-name="T1"> You will start at index 0.</text:span></text:p>
      <text:p text:style-name="P2">- Pay 1 and climb two steps to reach index 2.</text:p>
      <text:p text:style-name="P2">- Pay 1 and climb two steps to reach index 4.</text:p>
      <text:p text:style-name="P2">- Pay 1 and climb two steps to reach index 6.</text:p>
      <text:p text:style-name="P2">- Pay 1 and climb one step to reach index 7.</text:p>
      <text:p text:style-name="P2">- Pay 1 and climb two steps to reach index 9.</text:p>
      <text:p text:style-name="P2">- Pay 1 and climb one step to reach the top.</text:p>
      <text:p text:style-name="P1">The total cost is 6.</text:p>
      <text:p text:style-name="P7"> </text:p>
      <text:p text:style-name="P6"><text:span text:style-name="Strong_20_Emphasis"><text:span text:style-name="T1">Constraints:</text:span></text:span></text:p>
      <text:list xml:id="list3671485235" text:style-name="L1">
        <text:list-item>
          <text:p text:style-name="P8"><text:span text:style-name="Source_20_Text"><text:span text:style-name="T2">2 &lt;= cost.length &lt;= 1000</text:span></text:span></text:p>
        </text:list-item>
        <text:list-item>
          <text:p text:style-name="P9"><text:span text:style-name="Source_20_Text"><text:span text:style-name="T2">0 &lt;= cost[i] &lt;= 99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3T09:48:11.822000000</dc:date>
    <meta:editing-duration>PT3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0" meta:word-count="197" meta:character-count="926" meta:non-whitespace-character-count="757"/>
  </office:meta>
</office:document-meta>
</file>